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3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18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 Produces 0.2 metal per second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600/1200</text:p>
          </table:table-cell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float" office:value="5400">
            <text:p>5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45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25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4, 11250 * 6 (36 HP)</text:p>
          </table:table-cell>
          <table:table-cell office:value-type="string">
            <text:p>0.8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10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250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400">
            <text:p>24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4400">
            <text:p>144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Consumes 10 energy per second.</text:p>
          </table:table-cell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string">
            <text:p>Consumes 50 energy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string">
            <text:p>Consumes 250 energy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4000/16000</text:p>
          </table:table-cell>
          <table:table-cell office:value-type="float" office:value="800">
            <text:p>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8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6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4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4500/9000</text:p>
          </table:table-cell>
          <table:table-cell office:value-type="float" office:value="900">
            <text:p>900</text:p>
          </table:table-cell>
          <table:table-cell office:value-type="float" office:value="9000">
            <text:p>9000</text:p>
          </table:table-cell>
          <table:table-cell office:value-type="string">
            <text:p>6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27000/108000</text:p>
          </table:table-cell>
          <table:table-cell office:value-type="float" office:value="5400">
            <text:p>5400</text:p>
          </table:table-cell>
          <table:table-cell office:value-type="float" office:value="54000">
            <text:p>54000</text:p>
          </table:table-cell>
          <table:table-cell office:value-type="string">
            <text:p>18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100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/500 M/E Storage. Produces 0.2/1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4000">
            <text:p>4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/5000 M/E Storage. Produces 2/10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40000">
            <text:p>40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0/50000 M/E Storage. Produces 20/100 M/E per second.</text:p>
          </table:table-cell>
          <table:table-cell table:number-columns-repeated="1012"/>
        </table:table-row>
        <table:table-row table:style-name="ro2" table:number-rows-repeated="10484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000-00-00T12:25:37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5-26T13:01:02.43</dc:date>
    <meta:editing-duration>P17DT20H55M25S</meta:editing-duration>
    <meta:editing-cycles>1743</meta:editing-cycles>
    <meta:generator>LibreOffice/4.0.5.2$Windows_x86 LibreOffice_project/5464147a081647a250913f19c0715bca595af2f</meta:generator>
    <meta:document-statistic meta:table-count="1" meta:cell-count="1330" meta:object-count="0"/>
  </office:meta>
</office:document-meta>
</file>